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49pt"/>
    </style:style>
    <style:style style:name="co2" style:family="table-column">
      <style:table-column-properties fo:break-before="auto" style:column-width="139.66pt"/>
    </style:style>
    <style:style style:name="co3" style:family="table-column">
      <style:table-column-properties fo:break-before="auto" style:column-width="117.69pt"/>
    </style:style>
    <style:style style:name="co4" style:family="table-column">
      <style:table-column-properties fo:break-before="auto" style:column-width="105.96pt"/>
    </style:style>
    <style:style style:name="co5" style:family="table-column">
      <style:table-column-properties fo:break-before="auto" style:column-width="106.7pt"/>
    </style:style>
    <style:style style:name="co6" style:family="table-column">
      <style:table-column-properties fo:break-before="auto" style:column-width="104.34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ngle of Attack (deg.)</text:p>
          </table:table-cell>
          <table:table-cell office:value-type="string" calcext:value-type="string">
            <text:p>Induced Drag</text:p>
          </table:table-cell>
          <table:table-cell table:number-columns-repeated="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446820491583764" calcext:value-type="float">
            <text:p>0.446820491583764</text:p>
          </table:table-cell>
          <table:table-cell table:number-columns-repeated="5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230870601607673" calcext:value-type="float">
            <text:p>0.230870601607673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79886021317534" calcext:value-type="float">
            <text:p>0.0798860213175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720971342390744" calcext:value-type="float">
            <text:p>0.0007209713423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1162735071237" calcext:value-type="float">
            <text:p>0.06116273507123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46144570122" calcext:value-type="float">
            <text:p>0.264614457012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2108537811319" calcext:value-type="float">
            <text:p>0.54210853781131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6469428334312" calcext:value-type="float">
            <text:p>0.8646942833431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4975224887572" calcext:value-type="float">
            <text:p>1.0497522488757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0136926929043" calcext:value-type="float">
            <text:p>0.78013692692904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92853460037505" calcext:value-type="float">
            <text:p>0.6928534600375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le of Attack (deg.)</text:p>
          </table:table-cell>
          <table:table-cell office:value-type="string" calcext:value-type="string">
            <text:p>Calc. Form Drag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13228974209345" calcext:value-type="float">
            <text:p>-0.21322897420934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8946342750793" calcext:value-type="float">
            <text:p>0.34894634275079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3024314399135" calcext:value-type="float">
            <text:p>2.6302431439913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le of Attack (deg.)</text:p>
          </table:table-cell>
          <table:table-cell office:value-type="string" calcext:value-type="string">
            <text:p>Estimated Skin Friction Drag</text:p>
          </table:table-cell>
          <table:table-cell office:value-type="string" calcext:value-type="string">
            <text:p>Estimated Induced Drag</text:p>
          </table:table-cell>
          <table:table-cell office:value-type="string" calcext:value-type="string">
            <text:p>Estimated Form Drag</text:p>
          </table:table-cell>
          <table:table-cell office:value-type="string" calcext:value-type="string">
            <text:p>Measured Drag Force</text:p>
          </table:table-cell>
          <table:table-cell office:value-type="string" calcext:value-type="string">
            <text:p>Total Estimated Drag</text:p>
          </table:table-cell>
          <table:table-cell office:value-type="string" calcext:value-type="string">
            <text:p>Percent Differe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511123958049" calcext:value-type="float">
            <text:p>0.147511123958049</text:p>
          </table:table-cell>
          <table:table-cell office:value-type="float" office:value="0.000720971342390744" calcext:value-type="float">
            <text:p>0.000720971342391</text:p>
          </table:table-cell>
          <table:table-cell office:value-type="float" office:value="-0.213228974209345" calcext:value-type="float">
            <text:p>-0.213228974209345</text:p>
          </table:table-cell>
          <table:table-cell office:value-type="float" office:value="0.45" calcext:value-type="float">
            <text:p>0.45</text:p>
          </table:table-cell>
          <table:table-cell office:value-type="float" office:value="-0.0649968789089045" calcext:value-type="float">
            <text:p>-0.0649968789089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7511123958049" calcext:value-type="float">
            <text:p>0.147511123958049</text:p>
          </table:table-cell>
          <table:table-cell office:value-type="float" office:value="0.542108537811319" calcext:value-type="float">
            <text:p>0.542108537811319</text:p>
          </table:table-cell>
          <table:table-cell office:value-type="float" office:value="0.348946342750793" calcext:value-type="float">
            <text:p>0.348946342750793</text:p>
          </table:table-cell>
          <table:table-cell office:value-type="float" office:value="0.35" calcext:value-type="float">
            <text:p>0.35</text:p>
          </table:table-cell>
          <table:table-cell office:value-type="float" office:value="1.03856600452016" calcext:value-type="float">
            <text:p>1.038566004520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511123958049" calcext:value-type="float">
            <text:p>0.147511123958049</text:p>
          </table:table-cell>
          <table:table-cell office:value-type="float" office:value="0.780136926929043" calcext:value-type="float">
            <text:p>0.780136926929043</text:p>
          </table:table-cell>
          <table:table-cell office:value-type="float" office:value="2.63024314399135" calcext:value-type="float">
            <text:p>2.63024314399135</text:p>
          </table:table-cell>
          <table:table-cell office:value-type="float" office:value="1.61" calcext:value-type="float">
            <text:p>1.61</text:p>
          </table:table-cell>
          <table:table-cell office:value-type="float" office:value="3.55789119487844" calcext:value-type="float">
            <text:p>3.557891194878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9:02:27.953000000</meta:creation-date>
    <dc:date>2017-04-21T19:49:13.733000000</dc:date>
    <meta:editing-duration>PT6M26S</meta:editing-duration>
    <meta:editing-cycles>3</meta:editing-cycles>
    <meta:generator>LibreOffice/5.2.2.2$Windows_x86 LibreOffice_project/8f96e87c890bf8fa77463cd4b640a2312823f3ad</meta:generator>
    <meta:document-statistic meta:table-count="1" meta:cell-count="57" meta:object-count="0"/>
  </office:meta>
</office:document-meta>
</file>